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ceiversPanel.updateActions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ReceiversPanel.actionPerformed( ActionEvent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eceiversPanel.getCurrentlySelectedUserObjec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ReceiverToolbar.actionPerformed( ActionEvent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ceiversPanel.getReceiverTreeMod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ceiversPanel.treeWillCollapse( TreeExpansionEvent ev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eceiverPopupMenu.ReceiverPopupMenu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ReceiverPopupMenu.show( Component invoker , int x , int y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ReceiversPanel.treeWillExpand( TreeExpansionEvent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ReceiversPanel.shutdownCurrentlySelectedReceiver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ReceiversPanel.pluginStarted( PluginEvent 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eceiversPanel.ru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ReceiversPanel.saveSettings( SaveSettingsEvent event )</text:p>
          </table:table-cell>
          <table:table-cell office:value-type="float" office:value="7">
            <text:p text:style-name="Table_20_Contents">7</text:p>
          </table:table-cell>
          <table:table-cell office:value-type="float" office:value="6">
            <text:p text:style-name="Table_20_Contents">6</text:p>
          </table:table-cell>
          <table:table-cell office:value-type="float" office:value="50">
            <text:p text:style-name="Table_20_Contents">50</text:p>
          </table:table-cell>
        </table:table-row>
        <table:table-row>
          <table:table-cell office:value-type="string">
            <text:p text:style-name="Table_20_Contents">ReceiversPanel.treeNodesRemoved( TreeModelEvent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ceiverToolbar.ReceiverToolb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0">
            <text:p text:style-name="Table_20_Contents">30</text:p>
          </table:table-cell>
        </table:table-row>
        <table:table-row>
          <table:table-cell office:value-type="string">
            <text:p text:style-name="Table_20_Contents">ReceiverToolbar.valueChanged( TreeSelectionEvent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ceiversPanel.treeNodesChanged( TreeModelEvent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ceiversPanel.updateReceiverTreeInDispatchThrea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ceiversPanel.setVisible( boolean aFla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eceiversPanel.socketClosedEvent( Exception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ceiversPanel.treeNodesInserted( TreeModelEvent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ceiversPanel.getSelectedReceivers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ReceiversPanel.valueChanged( TreeSelectionEvent 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ReceiverPopupMenu.buildForReceiversRoo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eceiverPopupMenu.actionPerformed( ActionEvent 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eceiversPanel.pluginStopped( PluginEvent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NewReceiverPopupMenu.actionPerformed( ActionEvent e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eceiversPanel.pauseCurrentlySelectedReceiver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NewReceiverPopupMenu.actionPerformed( ActionEvent 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ReceiversPanel.treeStructureChanged( TreeModelEvent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ceiverPopupMenu.buildForReceiverN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ReceiversPanel.playCurrentlySelectedReceiver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ReceiverPopupMenu.createLevelRadioButton( final Receiver r , final Level 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ReceiversPanel.socketOpened( String remoteInf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ewReceiverPopupMenu.NewReceiverPopupMenu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3">
            <text:p text:style-name="Table_20_Contents">3</text:p>
          </table:table-cell>
          <table:table-cell office:value-type="float" office:value="56">
            <text:p text:style-name="Table_20_Contents">56</text:p>
          </table:table-cell>
        </table:table-row>
        <table:table-row>
          <table:table-cell office:value-type="string">
            <text:p text:style-name="Table_20_Contents">ReceiversPanel.expandRoo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ceiversPanel.loadSettings( LoadSettingsEvent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ReceiversPanel.updateCurrentlySelectedNodeInDispatchThrea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ReceiversPanel.getCurrentlySelectedReceiver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ReceiversPanel.ReceiversPanel( )</text:p>
          </table:table-cell>
          <table:table-cell office:value-type="float" office:value="16">
            <text:p text:style-name="Table_20_Contents">16</text:p>
          </table:table-cell>
          <table:table-cell office:value-type="float" office:value="1">
            <text:p text:style-name="Table_20_Contents">1</text:p>
          </table:table-cell>
          <table:table-cell office:value-type="float" office:value="238">
            <text:p text:style-name="Table_20_Contents">238</text:p>
          </table:table-cell>
        </table:table-row>
        <table:table-row>
          <table:table-cell office:value-type="string">
            <text:p text:style-name="Table_20_Contents">ReceiverPopupMenu.getRootOfTre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